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Fine_20_Dashed_20__28_var_29_" svg:stroke-color="#800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stroke-dash="Fine_20_Dashed_20__28_var_29_" svg:stroke-color="#000000"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stroke-dash="Fine_20_Dashed_20__28_var_29_" svg:stroke-color="#c5000b" draw:marker-start="" draw:marker-end="Arrowheads_20_2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Fine_20_Dashed_20__28_var_29_" svg:stroke-color="#000000" draw:marker-start="" draw:marker-end="Arrowheads_20_2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stroke-dash="Fine_20_Dashed_20__28_var_29_" svg:stroke-color="#c5000b" draw:fill="solid" draw:fill-color="#c5000b" draw:textarea-vertical-align="middle" draw:auto-grow-height="false" fo:min-height="0.749cm" fo:min-width="0.499cm"/>
    </style:style>
    <style:style style:name="gr8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solid" draw:fill-color="#c5000b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02cm" svg:stroke-color="#c5000b" draw:marker-start="" draw:marker-start-width="0.352cm" draw:marker-end="Arrowheads_20_2" draw:marker-end-width="0.352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_20__28_var_29_" svg:stroke-width="0.102cm" svg:stroke-color="#009900" draw:marker-start="" draw:marker-start-width="0.352cm" draw:marker-end="Arrowheads_20_2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c5000b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02cm" svg:stroke-color="#000000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02cm" svg:stroke-color="#000000" draw:marker-start-width="0.352cm" draw:marker-end-width="0.352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142cm" svg:height="0.962cm" svg:x="3.372cm" svg:y="1.357cm">
          <draw:text-box>
            <text:p>correct data flow</text:p>
          </draw:text-box>
        </draw:frame>
        <draw:frame draw:style-name="gr1" draw:layer="layout" svg:width="5.633cm" svg:height="0.962cm" svg:x="3.37cm" svg:y="2.595cm">
          <draw:text-box>
            <text:p>incorrect data flow</text:p>
          </draw:text-box>
        </draw:frame>
        <draw:frame draw:style-name="gr2" draw:layer="layout" svg:width="5.142cm" svg:height="1.673cm" svg:x="3.37cm" svg:y="3.495cm">
          <draw:text-box>
            <text:p>correct data flow</text:p>
            <text:p>of incorrect data</text:p>
          </draw:text-box>
        </draw:frame>
        <draw:frame draw:style-name="gr1" draw:layer="layout" svg:width="8.181cm" svg:height="0.962cm" svg:x="11.972cm" svg:y="0.957cm">
          <draw:text-box>
            <text:p>correct control/presentation</text:p>
          </draw:text-box>
        </draw:frame>
        <draw:custom-shape draw:style-name="gr3" draw:text-style-name="P1" draw:layer="layout" svg:width="1.778cm" svg:height="1.173cm" svg:x="1.339cm" svg:y="5.25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3.918cm" svg:height="0.962cm" svg:x="3.351cm" svg:y="5.472cm">
          <draw:text-box>
            <text:p>correct logic</text:p>
          </draw:text-box>
        </draw:frame>
        <draw:custom-shape draw:style-name="gr4" draw:text-style-name="P1" draw:layer="layout" svg:width="1.905cm" svg:height="0.889cm" svg:x="9.876cm" svg:y="6.3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135cm" svg:height="0.962cm" svg:x="12.035cm" svg:y="6.265cm">
          <draw:text-box>
            <text:p>bug/inconsistency detected</text:p>
          </draw:text-box>
        </draw:frame>
        <draw:custom-shape draw:style-name="gr6" draw:text-style-name="P1" draw:layer="layout" svg:width="1.905cm" svg:height="0.889cm" svg:x="9.877cm" svg:y="4.8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6.31cm" svg:height="0.962cm" svg:x="12.036cm" svg:y="4.865cm">
          <draw:text-box>
            <text:p>successful validation</text:p>
          </draw:text-box>
        </draw:frame>
        <draw:frame draw:style-name="gr1" draw:layer="layout" svg:width="8.672cm" svg:height="0.962cm" svg:x="11.973cm" svg:y="1.958cm">
          <draw:text-box>
            <text:p>incorrect control/presentation</text:p>
          </draw:text-box>
        </draw:frame>
        <draw:frame draw:style-name="gr1" draw:layer="layout" svg:width="8.181cm" svg:height="1.673cm" svg:x="11.973cm" svg:y="3.058cm">
          <draw:text-box>
            <text:p>correct control/presentation</text:p>
            <text:p>based on incorrect data</text:p>
          </draw:text-box>
        </draw:frame>
        <draw:custom-shape draw:style-name="gr7" draw:text-style-name="P1" draw:layer="layout" svg:width="1.778cm" svg:height="1.095cm" svg:x="1.339cm" svg:y="6.83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4.409cm" svg:height="0.962cm" svg:x="3.351cm" svg:y="6.772cm">
          <draw:text-box>
            <text:p>incorrect logic</text:p>
          </draw:text-box>
        </draw:frame>
        <draw:custom-shape draw:style-name="gr8" draw:text-style-name="P1" draw:layer="layout" svg:width="1.778cm" svg:height="1.095cm" svg:x="1.34cm" svg:y="8.53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5.633cm" svg:height="1.673cm" svg:x="3.352cm" svg:y="8.173cm">
          <draw:text-box>
            <text:p>correct logic</text:p>
            <text:p>with incorrect data</text:p>
          </draw:text-box>
        </draw:frame>
        <draw:custom-shape draw:style-name="gr9" draw:text-style-name="P1" draw:layer="layout" svg:width="1.905cm" svg:height="0.889cm" svg:x="9.876cm" svg:y="8.239cm">
          <text:p/>
          <draw:enhanced-geometry svg:viewBox="0 0 21600 21600" draw:text-areas="?f0 0 ?f4 21600" draw:mirror-horizontal="false" draw:mirror-vertical="false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461cm" svg:height="1.673cm" svg:x="12.035cm" svg:y="7.866cm">
          <draw:text-box>
            <text:p>false positive – bug reported</text:p>
            <text:p>where it doesn't exist</text:p>
          </draw:text-box>
        </draw:frame>
        <draw:custom-shape draw:style-name="gr10" draw:text-style-name="P1" draw:layer="layout" svg:width="1.905cm" svg:height="0.889cm" svg:x="9.876cm" svg:y="10.04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7.229cm" svg:height="1.673cm" svg:x="12.035cm" svg:y="9.667cm">
          <draw:text-box>
            <text:p>false negative – bug not</text:p>
            <text:p>reported where it exists</text:p>
          </draw:text-box>
        </draw:frame>
        <draw:custom-shape draw:style-name="gr11" draw:text-style-name="P1" draw:layer="layout" svg:width="1.778cm" svg:height="0.254cm" svg:x="1.381cm" svg:y="1.2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778cm" svg:height="0.889cm" svg:x="9.89cm" svg:y="1.2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778cm" svg:height="0.297cm" svg:x="1.381cm" svg:y="2.754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778cm" svg:height="0.306cm" svg:x="1.381cm" svg:y="3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778cm" svg:height="0.889cm" svg:x="9.89cm" svg:y="2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778cm" svg:height="0.889cm" svg:x="9.89cm" svg:y="3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724cm" svg:height="0.281cm" svg:x="1.395cm" svg:y="3.185cm">
          <text:p/>
          <draw:enhanced-geometry svg:viewBox="0 0 21600 21600" draw:mirror-horizontal="false" draw:mirror-vertical="false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.718cm" svg:height="0.254cm" svg:x="1.382cm" svg:y="1.667cm">
          <text:p/>
          <draw:enhanced-geometry svg:viewBox="0 0 21600 21600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1.724cm" svg:height="0.284cm" svg:x="1.395cm" svg:y="4.486cm">
          <text:p/>
          <draw:enhanced-geometry svg:viewBox="0 0 21600 21600" draw:mirror-horizontal="false" draw:mirror-vertical="false" draw:text-areas="?f5 ?f1 ?f6 ?f3" draw:type="left-right-arrow" draw:modifiers="4272.40293809024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868cm" svg:height="0.254cm" svg:x="1.381cm" svg:y="2.0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0.868cm" svg:height="0.254cm" svg:x="2.281cm" svg:y="2.0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2T07:43:14</meta:creation-date>
    <dc:date>2013-09-04T13:43:55.605389711</dc:date>
    <meta:editing-duration>PT4H39M7S</meta:editing-duration>
    <meta:editing-cycles>17</meta:editing-cycles>
    <meta:generator>LibreOffice/4.1.1.2$Linux_X86_64 LibreOffice_project/410$Build-2</meta:generator>
    <meta:document-statistic meta:object-count="31"/>
  </office:meta>
</office:document-meta>
</file>